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as-char" svg:y="-0.723cm" svg:width="6.415cm" svg:height="1.10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2" text:anchor-type="as-char" svg:y="-0.723cm" svg:width="6.553cm" svg:height="1.10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377cm" svg:width="2.715cm" svg:height="0.56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1" draw:name="Object3" text:anchor-type="as-char" svg:y="-0.377cm" svg:width="7.459cm" svg:height="0.56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5" text:anchor-type="as-char" svg:y="-0.377cm" svg:width="9.76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619cm" svg:width="7.756cm" svg:height="1.06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ewsGotT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ewsGotT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T" fo:font-family="NewsGotT"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1:24:14.366688937</meta:creation-date>
    <dc:date>2025-03-06T10:05:05.145003866</dc:date>
    <meta:editing-duration>PT56M9S</meta:editing-duration>
    <meta:editing-cycles>5</meta:editing-cycles>
    <meta:generator>LibreOffice/7.3.7.2$Linux_X86_64 LibreOffice_project/30$Build-2</meta:generator>
    <meta:document-statistic meta:table-count="0" meta:image-count="0" meta:object-count="6" meta:page-count="1" meta:paragraph-count="5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subsup>
          <mi>W</mi>
          <mi>N</mi>
          <mrow>
            <mo stretchy="false">−</mo>
            <mi>k</mi>
          </mrow>
        </msubsup>
        <mo stretchy="false">=</mo>
        <msup>
          <mi>e</mi>
          <mrow>
            <mi>i</mi>
            <mfrac>
              <mrow>
                <mn>2</mn>
                <mi>π</mi>
                <mi>k</mi>
              </mrow>
              <mi>N</mi>
            </mfrac>
          </mrow>
        </msup>
        <mo stretchy="false">=</mo>
        <mi>cos</mi>
      </mrow>
      <mrow>
        <mrow>
          <mo fence="true" form="prefix" stretchy="false">(</mo>
          <mrow>
            <mfrac>
              <mrow>
                <mn>2</mn>
                <mi>π</mi>
                <mi>k</mi>
              </mrow>
              <mi>N</mi>
            </mfrac>
          </mrow>
          <mo fence="true" form="postfix" stretchy="false">)</mo>
        </mrow>
        <mo stretchy="false">+</mo>
        <mi>i</mi>
      </mrow>
      <mi>sin</mi>
      <mrow>
        <mo fence="true" form="prefix" stretchy="false">(</mo>
        <mrow>
          <mfrac>
            <mrow>
              <mn>2</mn>
              <mi>π</mi>
              <mi>k</mi>
            </mrow>
            <mi>N</mi>
          </mfrac>
        </mrow>
        <mo fence="true" form="postfix" stretchy="false">)</mo>
      </mrow>
    </mrow>
    <annotation encoding="StarMath 5.0">W sup {-k} sub N = e^{i {2%pi k} over {N}} = cos({2%pi k} over {N}) + i sin({2%pi k} over {N})</annotation>
  </semantics>
</math>
</file>

<file path=Object 2/content.xml><?xml version="1.0" encoding="utf-8"?>
<math xmlns="http://www.w3.org/1998/Math/MathML" display="block">
  <semantics>
    <mrow>
      <mrow>
        <msubsup>
          <mi>W</mi>
          <mi>N</mi>
          <mi>k</mi>
        </msubsup>
        <mo stretchy="false">=</mo>
        <msup>
          <mi>e</mi>
          <mrow>
            <mrow>
              <mo stretchy="false">−</mo>
              <mi>i</mi>
            </mrow>
            <mfrac>
              <mrow>
                <mn>2</mn>
                <mi>π</mi>
                <mi>k</mi>
              </mrow>
              <mi>N</mi>
            </mfrac>
          </mrow>
        </msup>
        <mo stretchy="false">=</mo>
        <mi>cos</mi>
      </mrow>
      <mrow>
        <mrow>
          <mo fence="true" form="prefix" stretchy="false">(</mo>
          <mrow>
            <mfrac>
              <mrow>
                <mn>2</mn>
                <mi>π</mi>
                <mi>k</mi>
              </mrow>
              <mi>N</mi>
            </mfrac>
          </mrow>
          <mo fence="true" form="postfix" stretchy="false">)</mo>
        </mrow>
        <mo stretchy="false">−</mo>
        <mi>i</mi>
      </mrow>
      <mi>sin</mi>
      <mrow>
        <mo fence="true" form="prefix" stretchy="false">(</mo>
        <mrow>
          <mfrac>
            <mrow>
              <mn>2</mn>
              <mi>π</mi>
              <mi>k</mi>
            </mrow>
            <mi>N</mi>
          </mfrac>
        </mrow>
        <mo fence="true" form="postfix" stretchy="false">)</mo>
      </mrow>
    </mrow>
    <annotation encoding="StarMath 5.0">W sup k sub N = e^{-i {2%pi k} over {N}} = cos({2%pi k} over {N}) - i sin({2%pi k} over {N})</annotation>
  </semantics>
</math>
</file>

<file path=Object 3/content.xml><?xml version="1.0" encoding="utf-8"?>
<math xmlns="http://www.w3.org/1998/Math/MathML" display="block">
  <semantics>
    <mrow>
      <mrow>
        <msub>
          <mi>t</mi>
          <mi mathvariant="italic">cwt</mi>
        </msub>
        <mo stretchy="false">=</mo>
        <mrow>
          <msub>
            <mi>t</mi>
            <msub>
              <mi>t</mi>
              <mi mathvariant="italic">cwt</mi>
            </msub>
          </msub>
          <mo stretchy="false">−</mo>
          <msub>
            <mi>t</mi>
            <msub>
              <mi mathvariant="italic">fft</mi>
              <mi mathvariant="italic">busy</mi>
            </msub>
          </msub>
        </mrow>
        <mo stretchy="false">=</mo>
        <mrow>
          <mn>21,652</mn>
          <mo stretchy="false">−</mo>
          <mn>0,308</mn>
        </mrow>
        <mo stretchy="false">=</mo>
        <mn>21,344</mn>
      </mrow>
      <mi mathvariant="italic">ms</mi>
    </mrow>
    <annotation encoding="StarMath 5.0">t_cwt = t_{t_cwt}-t_{fft_busy} = 21,652-0,308=21,344ms
</annotation>
  </semantics>
</math>
</file>

<file path=Object 4/content.xml><?xml version="1.0" encoding="utf-8"?>
<math xmlns="http://www.w3.org/1998/Math/MathML" display="block">
  <semantics>
    <mrow>
      <mrow>
        <msub>
          <mi>t</mi>
          <msub>
            <mi mathvariant="italic">fft</mi>
            <mi mathvariant="italic">busy</mi>
          </msub>
        </msub>
        <mo stretchy="false">=</mo>
        <mn>0,308</mn>
      </mrow>
      <mi mathvariant="italic">ms</mi>
    </mrow>
    <annotation encoding="StarMath 5.0">t_{fft_busy} = 0,308ms</annotation>
  </semantics>
</math>
</file>

<file path=Object 5/content.xml><?xml version="1.0" encoding="utf-8"?>
<math xmlns="http://www.w3.org/1998/Math/MathML" display="block">
  <semantics>
    <mrow>
      <mrow>
        <mi>n</mi>
        <mo stretchy="false">=</mo>
        <mrow>
          <mn>2</mn>
          <mo stretchy="false">⋅</mo>
          <mi>J</mi>
          <mo stretchy="false">⋅</mo>
          <mi>N</mi>
          <mo stretchy="false">⋅</mo>
          <msub>
            <mi mathvariant="italic">bit</mi>
            <mi mathvariant="italic">width</mi>
          </msub>
        </mrow>
      </mrow>
      <mo stretchy="false">⇔</mo>
      <mrow>
        <mi>n</mi>
        <mo stretchy="false">=</mo>
        <mrow>
          <mn>2</mn>
          <mo stretchy="false">⋅</mo>
          <mn>64</mn>
          <mo stretchy="false">⋅</mo>
          <mn>1024</mn>
          <mo stretchy="false">⋅</mo>
          <mn>32</mn>
        </mrow>
      </mrow>
      <mo stretchy="false">⇔</mo>
      <mrow>
        <mi>n</mi>
        <mo stretchy="false">=</mo>
        <mn>4</mn>
      </mrow>
      <mn>194</mn>
      <mn>304</mn>
      <mi mathvariant="italic">bits</mi>
    </mrow>
    <annotation encoding="StarMath 5.0">n = 2 cdot J cdot N cdot bit_width dlrarrow n=2 cdot 64 cdot 1024 cdot 32 dlrarrow n=4 194 304 bits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frac>
          <mi>n</mi>
          <msub>
            <mi>t</mi>
            <mi mathvariant="italic">cwt</mi>
          </msub>
        </mfrac>
      </mrow>
      <mo stretchy="false">⇔</mo>
      <mrow>
        <mi>R</mi>
        <mo stretchy="false">=</mo>
        <mfrac>
          <mrow>
            <mn>4</mn>
            <mn>194</mn>
            <mn>304</mn>
          </mrow>
          <mrow>
            <mn>21,344</mn>
            <mo stretchy="false">⋅</mo>
            <msup>
              <mn>10</mn>
              <mrow>
                <mo stretchy="false">−</mo>
                <mn>3</mn>
              </mrow>
            </msup>
          </mrow>
        </mfrac>
      </mrow>
      <mo stretchy="false">⇔</mo>
      <mrow>
        <mi>R</mi>
        <mo stretchy="false">≈</mo>
        <mn>197</mn>
      </mrow>
      <mrow>
        <mi mathvariant="italic">Mbit</mi>
        <mo stretchy="false">/</mo>
        <mi>s</mi>
      </mrow>
    </mrow>
    <annotation encoding="StarMath 5.0">R= frac {n} {t_cwt} dlrarrow R=frac {4 194 304} {21,344 cdot 10^{-3} } dlrarrow R approx 197Mbit/s  </annotation>
  </semantics>
</math>
</file>